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betan Machine Uni" fo:font-size="14pt" officeooo:rsid="0013faf4" officeooo:paragraph-rsid="0013faf4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ребования</text:p>
      <text:p text:style-name="P1">1) Нарисовать квадрат, который будет принимать на вход 3 параметра</text:p>
      <text:p text:style-name="P1">2) 1 параметр — количество столбцов 2-5</text:p>
      <text:p text:style-name="P1">3) 2 параметр — количество строк 2-5</text:p>
      <text:p text:style-name="P1">4) 3 параметр — символ для периметра куба - #, &amp;, %</text:p>
      <text:p text:style-name="P1">5) Рисунком должен быть квадрат</text:p>
      <text:p text:style-name="P1">6) заполнение внутренней области — пробел</text:p>
      <text:p text:style-name="P1">7) После отрисовки приложение закрывается</text:p>
      <text:p text:style-name="P1">8) Сделать позитивное, негативное и функциональное тестирование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6T14:01:07.493762598</meta:creation-date>
    <dc:date>2020-01-16T14:05:09.972427882</dc:date>
    <meta:editing-duration>PT4M3S</meta:editing-duration>
    <meta:editing-cycles>1</meta:editing-cycles>
    <meta:document-statistic meta:table-count="0" meta:image-count="0" meta:object-count="0" meta:page-count="1" meta:paragraph-count="9" meta:word-count="56" meta:character-count="379" meta:non-whitespace-character-count="328"/>
    <meta:generator>LibreOffice/6.3.3.2$Linux_X86_64 LibreOffice_project/30$Build-2</meta:generator>
  </office:meta>
</office:document-meta>
</file>